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582a" officeooo:paragraph-rsid="0015582a"/>
    </style:style>
    <style:style style:name="P2"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5582a" officeooo:paragraph-rsid="00155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xperimental attitude . . . substitutes detailed analyses for whosesale assertions, specific inquiries for temperamental convictions, small facts for opinions whose size is in precise ratio to their vagueness. It is within the social sciences, in morals, politics, and education, that thinking still goes on by large antitheses, by theoretical oppositions of order and freedom, individualism and socialism, culture and utility, spontaneity and discipline, actuality and tradition. The field of the physical sciences was once occupied by similar 'total' views, whose emotional appeal was inversely as their intellectual clarity. But with the advance of the experimental method, the question has ceased to be which one of two rival claimants has a right to the field. It has become a question of clearing up a confused subject matter by attacking it bit by bit. I do not know a case where the final result was anything like victory for one or another among the preexperimental notions. All of them disappeared because they became increasingly irrelevant to the situation discovered, and with their detected irrelevance they became unmeaning and uninteresting." — Professor John Dewey, New Republic, Feb. 3, 1917.</text:p>
      <text:p text:style-name="P1"/>
      <text:p text:style-name="P1"/>
      <text:p text:style-name="P1"/>
      <text:p text:style-name="P2"/>
      <text:p text:style-name="P1"/>
      <text:p text:style-name="P1"/>
      <text:p text:style-name="P1"/>
      <text:p text:style-name="P1"/>
      <text:p text:style-name="P1"/>
      <text:p text:style-name="P1">the Socratic plea for intelligence, </text:p>
      <text:p text:style-name="P1">the Platonic hope for philosopher-kings, </text:p>
      <text:p text:style-name="P1">Bacon's dream of knowledge organized and ruling the world, </text:p>
      <text:p text:style-name="P1">Spinoza's gentle insistence on democracy as the avenue of development, </text:p>
      <text:p text:style-name="P1">and Nietzsche's passionate defence of aristocracy and power?</text:p>
      <text:p text:style-name="P1"></text:p>
      <text:p text:style-name="P1"></text:p>
      <text:p text:style-name="P1">===THE SOCIAL PROBLEM===</text:p>
      <text:p text:style-name="P1">Here, in cold scientific statement, is our social problem: here are volumes biological on heredity, eugenics, dietetics, and disease; volumes sociological on marriage, prostitution, the family, the position of woman, contraception and the control of population; volumes psychological on education, criminology, and the replacement of supernatural by social religion; volumes economic on private property, poverty, child labor, industrial methods, arbitration, minimum wage, trusts, free trade, immigration, prohibition, war; volumes political on individualism and communism, anarchism and socialism, single tax, Darwinism and politics, democracy and aristocracy, patriotism, imperialism, electoral and administrative methods; methodological volumes on trade-unions and craftunions, "direct action" and "political action," violence and non-resistance, revolution and reform. It is a discouraging maze; we plunge into it almost hopelessly. Several of these authors have schemes for taking the social machine apart, and a few even have schemes for putting it together again; hardly one of them remembers the old warning that this machine must be kept going while it is being repaired. And each of these solutions, as its author never suspects, is but an added problem. Let us listen to these men for a while, let us follow them for a space, and see where they bring us out. They may not bring us out at all; but perhaps that is just what we need to see.</text:p>
      <text:p text:style-name="P1"></text:p>
      <text:p text:style-name="P1">== END ==</text:p>
      <text:p text:style-name="P1"></text:p>
      <text:p text:style-name="P1"></text:p>
      <text:p text:style-name="P1"><text:soft-page-break/>The moral, answered Socrates, is to get better morals, to find an ethic immune to the attack of the most ruthless sceptic. The Sophists were right, said Socrates; morality means more than social obedience. But the Sophists were wrong in opposing the good of the individual to that of the community; Socrates proposed to prove that if a man were intelligent, he would see that those same qualities which make a man a good citizen — justice, wisdom, temperance, courage—are also the best means to individual advantage and development. All these "virtues" are simply the supreme and only virtue — wisdom — differentiated by the context of circumstance. action is virtuous unless it is an intelligent adaptation of means to a criticised end. "Sin" is failure to use energy to the best account; it is an unintelligent waste of strength.</text:p>
      <text:p text:style-name="P1"></text:p>
      <text:p text:style-name="P1"></text:p>
      <text:p text:style-name="P1"></text:p>
      <text:p text:style-name="P1">A man does not knowingly pursue anything but the Good; let him but see his advantage, and he will be attracted towards it irresistibly; let him pursue it, and he will be happy, and the state safe.f The trouble is that men lack perspective, and cannot see their true Good; they need not "virtue" but intelligence, not sermons" but training in perspective. The man who has ivKpdraa, who rules within, who is strong enough to stop and think, the man who has achieved o-&lt;i&gt;&lt;j&gt;po&lt;rim), — the selfknowledge that brings self-command, — such a man will not be deceived by the tragedy of distance, by the apparent smallness of the future good alongside of the more easily appreciable good that lies invitingly at hand. Hence the moral importance of dialectic, of cross-examination, of concept and definition: we must learn "how to make our ideas clear"; we must ask ourselves just what it is that we want, just how real this seeming good is. Dialectic is the handmaiden of virtue; and all clarification is morality.</text:p>
      <text:p text:style-name="P1"></text:p>
      <text:p text:style-name="P1"></text:p>
      <text:p text:style-name="P1"></text:p>
      <text:p text:style-name="P1">The prime moral conflict is not between the individual and his group, but between the partial self of fragmentary impulse and the coordinated self of conscious purpose. There is a group within each man as well as without: a group of partial selves is the reality behind the figment of the unitary self. Every individual is a society, every person is a crowd. And the tragedies of the moral life lie not in the war of each against all, but in the restless interplay of these partial selves behind the stage of action. As a man's intelligence grows this conflict diminishes, for both means and ends, both behavior and purposes, are being continually revised and redirected in accordance with intelligence, and therefore in convergence towards it.</text:p>
      <text:p text:style-name="P1"></text:p>
      <text:p text:style-name="P1"></text:p>
      <text:p text:style-name="P1"></text:p>
      <text:p text:style-name="P1">Progressively the individual achieves unity, and through unity, personality. Faith in himself has made him whole. The ethical problem, so far as it is the purely individual problem of attaining to coordinated personality, is solved.</text:p>
      <text:p text:style-name="P1"></text:p>
      <text:p text:style-name="P1"></text:p>
      <text:p text:style-name="P1">======= The Socratic Challenge =======</text:p>
      <text:p text:style-name="P1">But if individual and social health and happiness depend on intelligence rather than on "virtue," and if the exaltation of intelligence was a cardinal element in the Athenian view of life, why did the Socratic ethics fail to save Athens from decay? And why did the supposedly, intelligent Athenians hail this generous old Dr. Johnson of philosophy into court and sentence him to death? The answer is, Because the Athenians refused to make the Socratic experiment. They were intelligent, but not intelligent enough. They could diagnose the social malady, could trace it to the decay of supernatural moral norms; but they could not find a cure, they had not the vision to see that salvation lay not in the <text:soft-page-break/>compulsory retention of old norms, but in the forging of new and better ones, capable of withstanding the shock of questioning and trial. What they saw was chaos; and like most statesmen they longed above all things for order. They were not impressed by Socrates' allegiance to law, his cordial admission of the individual's obligations to the community for the advantages of social organization. They listened to the disciples: to Antisthenes, who laughed at patriotism; to Aristippus, who denounced all government; to Plato, scorner of democracy; and they attacked the master because (not to speak of pettier political reasons) it was he, they thought, who was the root of the evil. They could not see that this man was their ally and not their foe; that rescue for Athens lay in helping him rather than in sentencing him to die. And how well they could have helped him! For to preach intelligence is not enough; there remains to provide for every one the instrumentalities of intelligence. What men needed, what Athenian statesmanship might have provided, was an organization of intelligence for intelligence, an organization of all the forces of intelligence in the state in a persistent intellectual campaign. If that could not save Athens, Athens could not be saved. But the myopic leaders of the Athenian state could not see salvation in intelligence, they could only see it in hemlock. And Socrates had to die.</text:p>
      <text:p text:style-name="P1"></text:p>
      <text:p text:style-name="P1">===End===</text:p>
      <text:p text:style-name="P1"></text:p>
      <text:p text:style-name="P1"></text:p>
      <text:p text:style-name="P1"></text:p>
      <text:p text:style-name="P1">==Reconciling science and philosophy==</text:p>
      <text:p text:style-name="P1"></text:p>
      <text:p text:style-name="P1">This does not mean that we must put the state into the hands of the epistemologists. Hardly. The type of philosopher who must be produced will be a man too close to life to spend much time on merely analytical problems. He will feel the call of action, and will automatically reject all knowledge that does not point to deeds. The essential feature of him will be grasp: he will have his net fixed for the findings of those sciences which have to do, not with material reconstructions, but with the discovery of the secrets of human nature. He will know the essentials of biology and psychology, of sociology and history, of economics and politics; in him these longdivorced sciences will meet again and make one another fertile once more. He will busy himself with Mendel and Freud, Sumner and Veblen, and will scandalously neglect the Absolute. He will study the needs and exigencies of his time, he will consider the Utopias men make, he will see in them the suggestive pseudopodia of political theory, and will learn from them what men at last desire. He will sober the vision with fact, and find a focus for immediate striving. With this focus he will be able to coordinate his own thinking, to point the nose of science to a goal; science becoming thereby no longer inventive and instructive merely, but preventive and constructive. And so fortified and unified he will preach his gospel, talking not to students about God, but to statesmen about men. For we come again — ever and ever again — to Plato: unless wisdom and practical ability, philosophy and statesmanship, can be more closely bound together than they are, there will be no lessening of human misery. Think of the learning of scientists and the ignorance of politicians! You see all these agitated, pompous men, making laws at the rate of some ten thousand a year; you see those quiet, unheard of, underpaid seekers in the laboratories of the world; unless you can bring these two groups together through coordination and direction, your society will stand still forever, however much it moves. Philosophy must take hold; it must become the social direction of science, it must become, strange to say, applied science.</text:p>
      <text:p text:style-name="P1"></text:p>
      <text:p text:style-name="P1">===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2:35:32.875861155</meta:creation-date>
    <dc:date>2016-02-22T02:36:33.448121898</dc:date>
    <meta:editing-duration>P0D</meta:editing-duration>
    <meta:editing-cycles>1</meta:editing-cycles>
    <meta:document-statistic meta:table-count="0" meta:image-count="0" meta:object-count="0" meta:page-count="3" meta:paragraph-count="41" meta:word-count="1657" meta:character-count="10222" meta:non-whitespace-character-count="8533"/>
    <meta:generator>LibreOffice/4.2.8.2$Linux_X86_64 LibreOffice_project/420m0$Build-2</meta:generator>
  </office:meta>
</office:document-meta>
</file>